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5C000001AF9704F605F9AC6808.png" manifest:media-type="image/png"/>
  <manifest:file-entry manifest:full-path="Pictures/10000001000007300000014E0B3CD3A731CCF3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0871" officeooo:paragraph-rsid="0008087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80871" officeooo:paragraph-rsid="0008087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80871" officeooo:paragraph-rsid="00080871" style:font-size-asian="14pt" style:font-weight-asian="bold" style:font-size-complex="16pt" style:font-weight-complex="bold"/>
    </style:style>
    <style:style style:name="P4" style:family="paragraph" style:parent-style-name="Standard">
      <style:text-properties officeooo:paragraph-rsid="00080871"/>
    </style:style>
    <style:style style:name="P5" style:family="paragraph" style:parent-style-name="Standard">
      <style:text-properties fo:font-size="16pt" fo:font-weight="bold" officeooo:rsid="00080871" officeooo:paragraph-rsid="0008087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0871" officeooo:paragraph-rsid="00080871" fo:background-color="#ffff00" style:font-size-asian="16pt" style:font-weight-asian="bold" style:font-size-complex="16pt" style:font-weight-complex="bold"/>
    </style:style>
    <style:style style:name="T1" style:family="text">
      <style:text-properties officeooo:rsid="000c2e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SQL ASSIGNMENT 10</text:p>
      <text:p text:style-name="P1"/>
      <text:p text:style-name="P2">1)</text:p>
      <text:p text:style-name="Standard"/>
      <text:p text:style-name="P4"><draw:frame draw:style-name="fr1" draw:name="Image1" text:anchor-type="char" svg:width="16.833cm" svg:height="5.084cm" draw:z-index="0"><draw:image xlink:href="Pictures/10000001000007300000014E0B3CD3A731CCF348.png" xlink:type="simple" xlink:show="embed" xlink:actuate="onLoad" draw:mime-type="image/png"/></draw:frame><text:s text:c="167"/></text:p>
      <text:p text:style-name="P4"/>
      <text:p text:style-name="P3">2)</text:p>
      <text:p text:style-name="P3"/>
      <text:p text:style-name="P3"/>
      <text:p text:style-name="P3"/>
      <text:p text:style-name="P3"><text:s/><draw:frame draw:style-name="fr1" draw:name="Image2" text:anchor-type="char" svg:width="17.872cm" svg:height="5.082cm" draw:z-index="1"><draw:image xlink:href="Pictures/100000010000085C000001AF9704F605F9AC6808.png" xlink:type="simple" xlink:show="embed" xlink:actuate="onLoad" draw:mime-type="image/png"/></draw:frame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0:09:53.189039391</meta:creation-date>
    <dc:date>2024-03-13T14:40:08.356117961</dc:date>
    <meta:editing-duration>PT22M13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6" meta:word-count="5" meta:character-count="191" meta:non-whitespace-character-count="19"/>
  </office:meta>
</office:document-meta>
</file>